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ac16" officeooo:paragraph-rsid="001aac16"/>
    </style:style>
    <style:style style:name="P2" style:family="paragraph" style:parent-style-name="Standard">
      <style:text-properties officeooo:rsid="001b5a3a" officeooo:paragraph-rsid="001b5a3a"/>
    </style:style>
    <style:style style:name="P3" style:family="paragraph" style:parent-style-name="Standard">
      <style:text-properties officeooo:rsid="001baf52" officeooo:paragraph-rsid="001baf52"/>
    </style:style>
    <style:style style:name="P4" style:family="paragraph" style:parent-style-name="Standard">
      <style:text-properties officeooo:rsid="0022f682" officeooo:paragraph-rsid="0022f682"/>
    </style:style>
    <style:style style:name="P5" style:family="paragraph" style:parent-style-name="Standard">
      <style:text-properties officeooo:rsid="002309b0" officeooo:paragraph-rsid="002309b0"/>
    </style:style>
    <style:style style:name="P6" style:family="paragraph" style:parent-style-name="Standard">
      <style:text-properties officeooo:rsid="002553b0" officeooo:paragraph-rsid="002553b0"/>
    </style:style>
    <style:style style:name="P7" style:family="paragraph" style:parent-style-name="Standard">
      <style:text-properties officeooo:rsid="0025d56a" officeooo:paragraph-rsid="0025d56a"/>
    </style:style>
    <style:style style:name="P8" style:family="paragraph" style:parent-style-name="Standard">
      <style:text-properties officeooo:rsid="0025f65f" officeooo:paragraph-rsid="0025f65f"/>
    </style:style>
    <style:style style:name="P9" style:family="paragraph" style:parent-style-name="Standard">
      <style:text-properties officeooo:rsid="00266ab7" officeooo:paragraph-rsid="00266ab7"/>
    </style:style>
    <style:style style:name="P10" style:family="paragraph" style:parent-style-name="Standard">
      <style:text-properties officeooo:rsid="00289a5c" officeooo:paragraph-rsid="00289a5c"/>
    </style:style>
    <style:style style:name="P11" style:family="paragraph" style:parent-style-name="Standard">
      <style:text-properties officeooo:rsid="0029f40f" officeooo:paragraph-rsid="0029f40f"/>
    </style:style>
    <style:style style:name="P12" style:family="paragraph" style:parent-style-name="Standard">
      <style:text-properties officeooo:rsid="002ad087" officeooo:paragraph-rsid="002ad087"/>
    </style:style>
    <style:style style:name="P13" style:family="paragraph" style:parent-style-name="Standard">
      <style:text-properties officeooo:rsid="002c5bba" officeooo:paragraph-rsid="002c5bba"/>
    </style:style>
    <style:style style:name="T1" style:family="text">
      <style:text-properties officeooo:rsid="001ea4cb"/>
    </style:style>
    <style:style style:name="T2" style:family="text">
      <style:text-properties officeooo:rsid="0021c79e"/>
    </style:style>
    <style:style style:name="T3" style:family="text">
      <style:text-properties officeooo:rsid="0022f682"/>
    </style:style>
    <style:style style:name="T4" style:family="text">
      <style:text-properties officeooo:rsid="002309b0"/>
    </style:style>
    <style:style style:name="T5" style:family="text">
      <style:text-properties officeooo:rsid="002394a9"/>
    </style:style>
    <style:style style:name="T6" style:family="text">
      <style:text-properties officeooo:rsid="00273f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doop</text:p>
      <text:p text:style-name="P1"/>
      <text:p text:style-name="P2">20<text:tab/>TB</text:p>
      <text:p text:style-name="P2"/>
      <text:p text:style-name="P2">非结构化数据 海量 无法放在rdbms中的数据</text:p>
      <text:p text:style-name="P2">半结构化数据</text:p>
      <text:p text:style-name="P2"/>
      <text:p text:style-name="P3">OLAP： 数据挖掘</text:p>
      <text:p text:style-name="P3"/>
      <text:p text:style-name="P3">并行处理</text:p>
      <text:p text:style-name="P3"><text:s text:c="3"/>处理： </text:p>
      <text:p text:style-name="P3"><text:s text:c="3"/>存储</text:p>
      <text:p text:style-name="P3"/>
      <text:p text:style-name="P3">mapreduce </text:p>
      <text:p text:style-name="P3"><text:s text:c="3"/>函数式编程机制<text:span text:style-name="T1">API</text:span></text:p>
      <text:p text:style-name="P3"><text:s text:c="3"/>运行框架</text:p>
      <text:p text:style-name="P3"><text:s/></text:p>
      <text:p text:style-name="P3">map 抽取</text:p>
      <text:p text:style-name="P3">reduce 合并</text:p>
      <text:p text:style-name="P3"><text:s/></text:p>
      <text:p text:style-name="P3"><text:s/>实时： 即时出结果</text:p>
      <text:p text:style-name="P3">批处理： 在后台运行一段无法预估的时间</text:p>
      <text:p text:style-name="P3"/>
      <text:p text:style-name="P3">hadoop就是批处理作业系统</text:p>
      <text:p text:style-name="P3"/>
      <text:p text:style-name="P3"/>
      <text:p text:style-name="P3">hadoop ：<text:span text:style-name="T2">DFS <text:s/>--》HDFS <text:s/></text:span></text:p>
      <text:p text:style-name="P3"/>
      <text:p text:style-name="P3"><text:span text:style-name="T2">DFS：</text:span>hadoop的分布式文件系统</text:p>
      <text:p text:style-name="P3"><text:s/><text:span text:style-name="T2">MapReduce：</text:span></text:p>
      <text:p text:style-name="P3"><text:s text:c="5"/>编程模型</text:p>
      <text:p text:style-name="P3"><text:s text:c="5"/>运行框架</text:p>
      <text:p text:style-name="P3"><text:s text:c="5"/><text:span text:style-name="T2">MapReduce的编程思想的实现</text:span></text:p>
      <text:p text:style-name="P3"/>
      <text:p text:style-name="P4">DFS+MapReduce = hadoop</text:p>
      <text:p text:style-name="P4"/>
      <text:p text:style-name="P4">集群：</text:p>
      <text:p text:style-name="P3"><text:s/>job<text:span text:style-name="T3">Tracker 决定在哪启动map任务 <text:s/>启动多少map进程</text:span></text:p>
      <text:p text:style-name="P3"/>
      <text:p text:style-name="P3"/>
      <text:p text:style-name="P3">对于hdfs</text:p>
      <text:p text:style-name="P3"><text:s text:c="2"/>namenode ：nn节点 <text:span text:style-name="T3">1</text:span></text:p>
      <text:p text:style-name="P3"><text:s/>datanode： dn节点 <text:s/>n</text:p>
      <text:p text:style-name="P3"><text:s/></text:p>
      <text:p text:style-name="P3">对于 mapreduce</text:p>
      <text:p text:style-name="P3"><text:s text:c="2"/><text:span text:style-name="T3">JobTracker ：JT节点1</text:span></text:p>
      <text:p text:style-name="P3"><text:s text:c="2"/><text:span text:style-name="T3">TaskTracker ：tt节点n</text:span></text:p>
      <text:p text:style-name="P3"/>
      <text:p text:style-name="P3">hadoop运行框架</text:p>
      <text:p text:style-name="P3"><text:s text:c="2"/><text:span text:style-name="T4">1 调度</text:span></text:p>
      <text:p text:style-name="P3"><text:s text:c="3"/><text:span text:style-name="T4">2 <text:s/>数据和代码协作</text:span></text:p>
      <text:p text:style-name="P3"><text:s text:c="3"/><text:span text:style-name="T4">3 同步 </text:span></text:p>
      <text:p text:style-name="P3"><text:soft-page-break/><text:s text:c="4"/><text:span text:style-name="T4">4 <text:s/>错误和故障处理</text:span></text:p>
      <text:p text:style-name="P3"><text:s text:c="4"/></text:p>
      <text:p text:style-name="P3"><text:s text:c="3"/></text:p>
      <text:p text:style-name="P3">combiner <text:s/>本地合并</text:p>
      <text:p text:style-name="P3">本地合并后再发送给reduce</text:p>
      <text:p text:style-name="P3"/>
      <text:p text:style-name="P3">partitioner 据定把数据发往哪个reduce</text:p>
      <text:p text:style-name="P3"/>
      <text:p text:style-name="P5">HDFS：</text:p>
      <text:p text:style-name="P5"><text:s text:c="3"/>1 设计存储大文件的 <text:s/>对海量小文件的存储不太适用 </text:p>
      <text:p text:style-name="P5"><text:s text:c="3"/><text:span text:style-name="T5">2 用户空间的文件系统</text:span></text:p>
      <text:p text:style-name="P5"><text:s text:c="4"/><text:span text:style-name="T5">3 HDFS不支持修改 ， 新版本支持追加</text:span></text:p>
      <text:p text:style-name="P5"><text:s text:c="3"/><text:span text:style-name="T5">4 不支持挂载并通过系统调用访问 只能使用专用访问接口 如专用命令还工具，API</text:span></text:p>
      <text:p text:style-name="P5"><text:s text:c="3"/></text:p>
      <text:p text:style-name="P5">帮助实现将数据导入hadoop的软件</text:p>
      <text:p text:style-name="P5"><text:s text:c="4"/>scrub</text:p>
      <text:p text:style-name="P5"><text:s text:c="4"/>flume <text:s text:c="2"/></text:p>
      <text:p text:style-name="P5"/>
      <text:p text:style-name="P6">Hive 通过命令查询数据</text:p>
      <text:p text:style-name="P6">Hbase：也可以不工作在hdfs ，把数据存在hbase上 <text:s/>hbase决定怎么把数据从到哪些节点 并且支持数据的修改 <text:s/>类似表的形式完成随时增删改查 <text:s text:c="2"/>是个nosql <text:s/>稀疏格式的存储系统</text:p>
      <text:p text:style-name="P6"/>
      <text:p text:style-name="P7">Clouder ，CDH <text:s/>提供测试好的hadoop组建</text:p>
      <text:p text:style-name="P7">Eclipse ： 监控管理 开发</text:p>
      <text:p text:style-name="P7">mahout ： 学习 挖掘工具</text:p>
      <text:p text:style-name="P7"/>
      <text:p text:style-name="P7">sqoop 将数据从rdbms导出到hdfs</text:p>
      <text:p text:style-name="P7"/>
      <text:p text:style-name="P7">R，RHadoop 语言 <text:s/>统计领域编程语言</text:p>
      <text:p text:style-name="P7"/>
      <text:p text:style-name="P7">pig把做一些简单编程构建项目</text:p>
      <text:p text:style-name="P7">Zoo keeper ： 协调器 监控节点是否满足集群特性</text:p>
      <text:p text:style-name="P7"/>
      <text:p text:style-name="P7">avro序列化的组建</text:p>
      <text:p text:style-name="P7"/>
      <text:p text:style-name="P7">学习路线</text:p>
      <text:p text:style-name="P7"><text:s/>1 安装配置hdfs </text:p>
      <text:p text:style-name="P7"><text:s text:c="2"/>2 安装配置mapreduce</text:p>
      <text:p text:style-name="P7"><text:s text:c="2"/>3 学习 hbase</text:p>
      <text:p text:style-name="P7"><text:s text:c="2"/>4 hive</text:p>
      <text:p text:style-name="P7"><text:s text:c="3"/>5 sqoop</text:p>
      <text:p text:style-name="P7"><text:s text:c="3"/>6 flume/scribe/chukwa</text:p>
      <text:p text:style-name="P7"/>
      <text:p text:style-name="P8">HDFS</text:p>
      <text:p text:style-name="P8"><text:s text:c="3"/>本地模式</text:p>
      <text:p text:style-name="P8"><text:s text:c="4"/>伪分布式模式</text:p>
      <text:p text:style-name="P8"><text:s text:c="4"/>完全分布式 <text:s/>4个以上节点</text:p>
      <text:p text:style-name="P8">存储云</text:p>
      <text:p text:style-name="P8"/>
      <text:p text:style-name="P9">RDBMS 关系数据库 <text:s/>是行式数据库 </text:p>
      <text:p text:style-name="P9">BigTable 列式数据库 <text:span text:style-name="T6">HBase（Data source，Data Base）</text:span></text:p>
      <text:p text:style-name="P9"/>
      <text:p text:style-name="P10"><text:soft-page-break/>Dremel 大数据查询解决方案</text:p>
      <text:p text:style-name="P9"/>
      <text:p text:style-name="P9">配置伪分布模式</text:p>
      <text:p text:style-name="P11">[root@bogon ~]# vim /etc/hadoop/conf/core-site.xml </text:p>
      <text:p text:style-name="P12">&lt;configuration&gt; </text:p>
      <text:p text:style-name="P12"><text:s/>&lt;property&gt; </text:p>
      <text:p text:style-name="P12"><text:s text:c="3"/>&lt;name&gt;hadoop.tmp.dir&lt;/name&gt; <text:s text:c="3"/>临时目录</text:p>
      <text:p text:style-name="P12"><text:s text:c="3"/>&lt;value&gt;/hadoop/tmp&lt;/value&gt; </text:p>
      <text:p text:style-name="P12"><text:s/>&lt;/property&gt; </text:p>
      <text:p text:style-name="P12"/>
      <text:p text:style-name="P12"><text:s/>&lt;property&gt; </text:p>
      <text:p text:style-name="P12"><text:s text:c="3"/>&lt;name&gt;fs.default.name&lt;/name&gt; <text:s text:c="2"/>hdfs定义 </text:p>
      <text:p text:style-name="P12"><text:s text:c="3"/>&lt;value&gt;hdfs://localhost:8020&lt;/value&gt; </text:p>
      <text:p text:style-name="P12"><text:s/>&lt;/property&gt; </text:p>
      <text:p text:style-name="P12">&lt;/configuration&gt; </text:p>
      <text:p text:style-name="P12"/>
      <text:p text:style-name="P13">[root@bogon ~]# vim /etc/hadoop/conf/mapred-site.xml </text:p>
      <text:p text:style-name="P13">&lt;configuration&gt; </text:p>
      <text:p text:style-name="P13"><text:s/>&lt;property&gt; </text:p>
      <text:p text:style-name="P13"><text:s text:c="3"/>&lt;name&gt;mapred.job.tracker&lt;/name&gt; </text:p>
      <text:p text:style-name="P13"><text:s text:c="3"/>&lt;value&gt;localhost:8021&lt;/value&gt; </text:p>
      <text:p text:style-name="P13"><text:s/>&lt;/property&gt; </text:p>
      <text:p text:style-name="P13">&lt;/configuration&gt; </text:p>
      <text:p text:style-name="P13"/>
      <text:p text:style-name="P13">[root@bogon ~]# vim /etc/hadoop/conf/hdfs-site.xml </text:p>
      <text:p text:style-name="P13">&lt;configuration&gt; </text:p>
      <text:p text:style-name="P13"><text:s text:c="2"/>&lt;property&gt; </text:p>
      <text:p text:style-name="P13"><text:s text:c="3"/>&lt;name&gt;dfs.replication&lt;/name&gt; </text:p>
      <text:p text:style-name="P13"><text:s text:c="3"/>&lt;value&gt;1&lt;/value&gt; </text:p>
      <text:p text:style-name="P13"><text:s text:c="2"/>&lt;/property&gt; </text:p>
      <text:p text:style-name="P13">&lt;/configuration&gt; </text:p>
      <text:p text:style-name="P13"/>
      <text:p text:style-name="P13">格式化文件系统</text:p>
      <text:p text:style-name="P13">hadoop namenode -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13:59:10.781281820</meta:creation-date>
    <meta:editing-duration>P0D</meta:editing-duration>
    <meta:editing-cycles>2</meta:editing-cycles>
    <meta:generator>LibreOffice/4.2.3.3$Linux_X86_64 LibreOffice_project/420m0$Build-3</meta:generator>
    <dc:date>2014-07-25T13:59:32.863783193</dc:date>
    <meta:document-statistic meta:table-count="0" meta:image-count="0" meta:object-count="0" meta:page-count="3" meta:paragraph-count="106" meta:word-count="647" meta:character-count="1811" meta:non-whitespace-character-count="1528"/>
  </office:meta>
</office:document-meta>
</file>